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Bibliography_20_1">
      <style:paragraph-properties>
        <style:tab-stops/>
      </style:paragraph-properties>
    </style:style>
    <style:style style:name="P3" style:family="paragraph" style:parent-style-name="Quotations">
      <style:text-properties style:font-name="Liberation Serif" fo:font-size="12pt" officeooo:paragraph-rsid="0016d8e1" style:font-size-asian="12pt" style:font-size-complex="12pt"/>
    </style:style>
    <style:style style:name="P4" style:family="paragraph" style:parent-style-name="Standard">
      <style:paragraph-properties fo:text-align="start" style:justify-single-word="false"/>
      <style:text-properties officeooo:rsid="000b338d" officeooo:paragraph-rsid="000b338d"/>
    </style:style>
    <style:style style:name="P5" style:family="paragraph" style:parent-style-name="Heading_20_1">
      <style:text-properties officeooo:rsid="0013bb1f" officeooo:paragraph-rsid="0013bb1f"/>
    </style:style>
    <style:style style:name="P6" style:family="paragraph" style:parent-style-name="Heading_20_2">
      <style:text-properties officeooo:paragraph-rsid="001f2f79"/>
    </style:style>
    <style:style style:name="P7" style:family="paragraph" style:parent-style-name="Heading_20_2">
      <style:text-properties style:font-name="Liberation Serif" fo:font-size="12pt" style:font-size-asian="12pt" style:font-size-complex="12pt"/>
    </style:style>
    <style:style style:name="P8" style:family="paragraph" style:parent-style-name="Standard">
      <style:text-properties officeooo:rsid="002339ca" officeooo:paragraph-rsid="002339ca"/>
    </style:style>
    <style:style style:name="P9" style:family="paragraph" style:parent-style-name="Standard">
      <style:text-properties officeooo:paragraph-rsid="002339ca"/>
    </style:style>
    <style:style style:name="P10" style:family="paragraph" style:parent-style-name="Standard">
      <style:text-properties fo:color="#c9211e"/>
    </style:style>
    <style:style style:name="T1" style:family="text">
      <style:text-properties officeooo:rsid="000c8332"/>
    </style:style>
    <style:style style:name="T2" style:family="text">
      <style:text-properties style:font-name="Liberation Serif" officeooo:rsid="00221bd3"/>
    </style:style>
    <style:style style:name="T3" style:family="text">
      <style:text-properties style:font-name="Liberation Serif" officeooo:rsid="002339ca"/>
    </style:style>
    <style:style style:name="T4" style:family="text">
      <style:text-properties officeooo:rsid="0013bb1f"/>
    </style:style>
    <style:style style:name="T5" style:family="text">
      <style:text-properties officeooo:rsid="00221bd3"/>
    </style:style>
    <style:style style:name="T6" style:family="text">
      <style:text-properties officeooo:rsid="002339ca"/>
    </style:style>
    <style:style style:name="T7" style:family="text">
      <style:text-properties officeooo:rsid="0025d55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P</text:span>ORTAD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RESUME<text:span text:style-name="T4">N</text:span></text:h>
      <text:p text:style-name="P10">- Por<text:span text:style-name="T5"> QUÉ</text:span></text:p>
      <text:p text:style-name="P8">Este proyecto está realizado para ayudar en el control de la medicación en personas mayores, tanto a personal profesional, como a familiar y al propio sujeto.</text:p>
      <text:p text:style-name="P10">-<text:span text:style-name="T5">pROBLEMA</text:span></text:p>
      <text:p text:style-name="P8">Cuando aumentan los años el uso del control de las pastillas se vuelve mas complicado. Si ya incluímos a mas de una persona o a decenas como en el caso <text:span text:style-name="T7">de los </text:span>profesional<text:span text:style-name="T7">es sanitarios o las residencias</text:span>, este control de la medicación puede resultar un verdadero quebradero de cabeza.</text:p>
      <text:p text:style-name="P10">-<text:span text:style-name="T5">Método</text:span></text:p>
      <text:p text:style-name="P9"><text:span text:style-name="T6">Para ello desarrollaremos una aplicación móvil en la que se puedan registrar tantos pacientes como se quieran, incluyendo el tipo de medicación, numero de pastillas disponibles, las horas de las tomas, alarmas personalizadas para cada persona </text:span><text:span text:style-name="T3">y para la compra del medicamento, llevando una cuenta regresiva del número de pastillas sobrantes.</text:span></text:p>
      <text:p text:style-name="P10">-<text:span text:style-name="T5">Resultado</text:span></text:p>
      <text:p text:style-name="Quotations"/>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CUERPO PRINCIPAL</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P5" text:outline-level="1">REFERENCIAS</text:h>
      <text:h text:style-name="Heading_20_2" text:outline-level="2"/>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author"/>
            <text:index-entry-span>.(</text:index-entry-span>
            <text:index-entry-bibliography text:bibliography-data-field="year"/>
            <text:index-entry-span>).</text:index-entry-span>
            <text:index-entry-bibliography text:bibliography-data-field="title"/>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index-title text:style-name="Sect1" text:name="Bibliografía1_Head">
            <text:h text:style-name="P6" text:outline-level="2">BIBLIOGRAFÍA | WEBGRAFÍA</text:h>
          </text:index-title>
          <text:p text:style-name="P2">Juan.(2015).prueba2.luisiprueba.es</text:p>
        </text:index-body>
      </text:bibliography>
      <text:p text:style-name="P3"/>
      <text:h text:style-name="P7" text:outline-level="2"/>
      <text:h text:style-name="Heading_20_2" text:outline-level="2"/>
      <text:h text:style-name="Heading_20_2" text:outline-level="2"/>
      <text:h text:style-name="Heading_20_2" text:outline-level="2">GLOSARIO</text:h>
      <text:h text:style-name="Heading_20_2" text:outline-level="2"/>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ANEXO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line-height="200%" fo:text-align="center" style:justify-single-word="false" fo:text-indent="0cm" style:auto-text-indent="false" fo:background-color="transparent" fo:keep-with-next="always">
        <style:tab-stops>
          <style:tab-stop style:position="0.318cm"/>
          <style:tab-stop style:position="3.387cm"/>
          <style:tab-stop style:position="15.699cm"/>
          <style:tab-stop style:position="15.91cm"/>
        </style:tab-stops>
      </style:paragraph-properties>
      <style:text-properties style:font-name="Liberation Serif" fo:font-family="'Liberation Serif'"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loext:graphic-properties draw:fill="none" draw:fill-color="#729fcf"/>
      <style:paragraph-properties fo:margin-left="1.251cm" fo:margin-right="1.251cm" fo:margin-top="0.101cm" fo:margin-bottom="0.6cm" loext:contextual-spacing="false" fo:line-height="200%" fo:text-indent="0cm" style:auto-text-indent="false" fo:background-color="transparen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officeooo:rsid="000c8332"/>
    </style:style>
    <style:style style:name="MT2" style:family="text">
      <style:text-properties style:font-name="Liberation Serif" officeooo:rsid="00221bd3"/>
    </style:style>
    <style:style style:name="MT3" style:family="text">
      <style:text-properties officeooo:rsid="00221bd3"/>
    </style:style>
    <style:page-layout style:name="Mpm1">
      <style:page-layout-properties fo:page-width="21.001cm" fo:page-height="29.799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PLICACIÓN </text:span><text:span text:style-name="MT2">CONTROL</text:span><text:span text:style-name="MT1"> </text:span><text:span text:style-name="MT3">MEDICACIÓN - PASTIAPP</text:span><text:span text:style-name="MT1"> <text:s text:c="52"/></text:span><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17:15:56.773040467</meta:creation-date>
    <meta:generator>LibreOffice/6.4.7.2$Linux_X86_64 LibreOffice_project/40$Build-2</meta:generator>
    <dc:date>2022-07-10T19:53:33.343652805</dc:date>
    <meta:editing-duration>PT55M49S</meta:editing-duration>
    <meta:editing-cycles>12</meta:editing-cycles>
    <meta:print-date>2022-07-08T19:11:25.533901017</meta:print-date>
    <meta:document-statistic meta:table-count="0" meta:image-count="0" meta:object-count="0" meta:page-count="9" meta:paragraph-count="17" meta:word-count="150" meta:character-count="1024" meta:non-whitespace-character-count="839"/>
  </office:meta>
</office:document-meta>
</file>